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dbe9" officeooo:paragraph-rsid="0007dbe9"/>
    </style:style>
    <style:style style:name="P2" style:family="paragraph" style:parent-style-name="Standard">
      <style:text-properties officeooo:rsid="0007dbe9" officeooo:paragraph-rsid="0009af57"/>
    </style:style>
    <style:style style:name="P3" style:family="paragraph" style:parent-style-name="Standard">
      <style:text-properties officeooo:rsid="0009af57" officeooo:paragraph-rsid="0009af57"/>
    </style:style>
    <style:style style:name="P4" style:family="paragraph" style:parent-style-name="Standard">
      <style:text-properties officeooo:rsid="0007dbe9" officeooo:paragraph-rsid="0007dbe9"/>
    </style:style>
    <style:style style:name="P5" style:family="paragraph" style:parent-style-name="Standard" style:list-style-name="L1">
      <style:text-properties officeooo:rsid="0009af57" officeooo:paragraph-rsid="0009af57"/>
    </style:style>
    <style:style style:name="P6" style:family="paragraph" style:parent-style-name="Standard" style:list-style-name="L1">
      <style:text-properties fo:font-size="12pt" officeooo:rsid="000b4794" officeooo:paragraph-rsid="000b4794" style:font-size-asian="12pt" style:font-size-complex="12pt"/>
    </style:style>
    <style:style style:name="P7" style:family="paragraph" style:parent-style-name="Standard">
      <style:text-properties fo:font-size="12pt" officeooo:rsid="000b4794" officeooo:paragraph-rsid="000b4794" style:font-size-asian="12pt" style:font-size-complex="12pt"/>
    </style:style>
    <style:style style:name="P8" style:family="paragraph" style:parent-style-name="Standard" style:list-style-name="L2">
      <style:text-properties fo:font-size="12pt" officeooo:rsid="000b4794" officeooo:paragraph-rsid="000b4794" style:font-size-asian="12pt" style:font-size-complex="12pt"/>
    </style:style>
    <style:style style:name="P9" style:family="paragraph" style:parent-style-name="Standard">
      <style:text-properties fo:font-size="12pt" officeooo:rsid="0009af57" officeooo:paragraph-rsid="0009af57" style:font-size-asian="12pt" style:font-size-complex="12pt"/>
    </style:style>
    <style:style style:name="P10" style:family="paragraph" style:parent-style-name="Standard">
      <style:text-properties fo:font-size="12pt" officeooo:rsid="0007dbe9" officeooo:paragraph-rsid="0009af57" style:font-size-asian="12pt" style:font-size-complex="12pt"/>
    </style:style>
    <style:style style:name="P11" style:family="paragraph" style:parent-style-name="Standard" style:list-style-name="L3">
      <style:text-properties fo:font-size="12pt" officeooo:rsid="000e8e7c" officeooo:paragraph-rsid="000e8e7c" style:font-size-asian="12pt" style:font-size-complex="12pt"/>
    </style:style>
    <style:style style:name="P12" style:family="paragraph" style:parent-style-name="Standard">
      <style:text-properties fo:font-size="12pt" officeooo:rsid="000e8e7c" officeooo:paragraph-rsid="000e8e7c" style:font-size-asian="12pt" style:font-size-complex="12pt"/>
    </style:style>
    <style:style style:name="P13" style:family="paragraph" style:parent-style-name="Standard">
      <style:text-properties fo:font-size="12pt" officeooo:rsid="000e982c" officeooo:paragraph-rsid="000e982c" style:font-size-asian="12pt" style:font-size-complex="12pt"/>
    </style:style>
    <style:style style:name="P14" style:family="paragraph" style:parent-style-name="Standard" style:list-style-name="L4">
      <style:text-properties fo:font-size="12pt" officeooo:rsid="000e982c" officeooo:paragraph-rsid="000e982c" style:font-size-asian="12pt" style:font-size-complex="12pt"/>
    </style:style>
    <style:style style:name="P15" style:family="paragraph" style:parent-style-name="Standard" style:list-style-name="L5">
      <style:text-properties fo:font-size="12pt" officeooo:rsid="000e982c" officeooo:paragraph-rsid="000e982c" style:font-size-asian="12pt" style:font-size-complex="12pt"/>
    </style:style>
    <style:style style:name="P16" style:family="paragraph" style:parent-style-name="Standard">
      <style:text-properties fo:font-size="12pt" officeooo:rsid="000e982c" officeooo:paragraph-rsid="00141f4a" style:font-size-asian="12pt" style:font-size-complex="12pt"/>
    </style:style>
    <style:style style:name="P17" style:family="paragraph" style:parent-style-name="Standard" style:list-style-name="L6">
      <style:text-properties fo:font-size="12pt" officeooo:rsid="000f9d90" officeooo:paragraph-rsid="000f9d90" style:font-size-asian="12pt" style:font-size-complex="12pt"/>
    </style:style>
    <style:style style:name="P18" style:family="paragraph" style:parent-style-name="Standard">
      <style:text-properties fo:font-size="12pt" officeooo:rsid="000f9d90" officeooo:paragraph-rsid="000f9d90" style:font-size-asian="12pt" style:font-size-complex="12pt"/>
    </style:style>
    <style:style style:name="P19" style:family="paragraph" style:parent-style-name="Standard">
      <style:text-properties fo:font-size="12pt" officeooo:rsid="0012a784" officeooo:paragraph-rsid="0012a784" style:font-size-asian="12pt" style:font-size-complex="12pt"/>
    </style:style>
    <style:style style:name="P20" style:family="paragraph" style:parent-style-name="Standard" style:list-style-name="L7">
      <style:text-properties fo:font-size="12pt" officeooo:rsid="0012a784" officeooo:paragraph-rsid="0012a784" style:font-size-asian="12pt" style:font-size-complex="12pt"/>
    </style:style>
    <style:style style:name="P21" style:family="paragraph" style:parent-style-name="Standard" style:list-style-name="L2">
      <style:text-properties fo:font-size="12pt" officeooo:rsid="0012a784" officeooo:paragraph-rsid="0012a784" style:font-size-asian="12pt" style:font-size-complex="12pt"/>
    </style:style>
    <style:style style:name="P22" style:family="paragraph" style:parent-style-name="Standard">
      <style:text-properties fo:font-size="12pt" officeooo:rsid="00141f4a" officeooo:paragraph-rsid="00141f4a" style:font-size-asian="12pt" style:font-size-complex="12pt"/>
    </style:style>
    <style:style style:name="P23" style:family="paragraph" style:parent-style-name="Standard" style:list-style-name="L8">
      <style:text-properties fo:font-size="12pt" officeooo:rsid="00141f4a" officeooo:paragraph-rsid="00141f4a" style:font-size-asian="12pt" style:font-size-complex="12pt"/>
    </style:style>
    <style:style style:name="P2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e982c" officeooo:paragraph-rsid="000e982c" style:font-size-asian="12pt" style:font-size-complex="12pt"/>
    </style:style>
    <style:style style:name="P2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9af57" officeooo:paragraph-rsid="0009af57" style:font-size-asian="12pt" style:font-size-complex="12pt"/>
    </style:style>
    <style:style style:name="P2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12a784" officeooo:paragraph-rsid="0012a784" style:font-size-asian="12pt" style:font-size-complex="12pt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officeooo:rsid="000f9d90" officeooo:paragraph-rsid="000f9d90" style:font-size-asian="12pt" style:font-size-complex="12pt"/>
    </style:style>
    <style:style style:name="T1" style:family="text">
      <style:text-properties officeooo:rsid="0009af57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21d2a9" style:font-size-asian="12pt" style:font-size-complex="12pt"/>
    </style:style>
    <style:style style:name="T4" style:family="text">
      <style:text-properties fo:font-size="12pt" officeooo:rsid="000b4794" style:font-size-asian="12pt" style:font-size-complex="12pt"/>
    </style:style>
    <style:style style:name="T5" style:family="text">
      <style:text-properties officeooo:rsid="000e982c"/>
    </style:style>
    <style:style style:name="T6" style:family="text">
      <style:text-properties officeooo:rsid="00141f4a"/>
    </style:style>
    <style:style style:name="T7" style:family="text">
      <style:text-properties officeooo:rsid="000b4794"/>
    </style:style>
    <style:style style:name="T8" style:family="text">
      <style:text-properties officeooo:rsid="001694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<text:span text:style-name="T1">Aggiunta di prodotti al carrello</text:span></text:p>
      <text:p text:style-name="P1">Participating actors: Cliente registrato</text:p>
      <text:p text:style-name="P1">Flow of events:</text:p>
      <text:list xml:id="list2345797930" text:style-name="L1">
        <text:list-item>
          <text:p text:style-name="P5">Il cliente inserisce nella barra di ricerca la tipologia di prodotto che intende prenotare</text:p>
        </text:list-item>
        <text:list-item>
          <text:p text:style-name="P5">Il sistema cerca i prodotti corrispondenti al parametro inserito dal cliente <text:s text:c="5"/></text:p>
        </text:list-item>
        <text:list-item>
          <text:p text:style-name="P5">Il sistema mosta a video una tabella contente tutti i prodotti corrsipondenti alla ricerca, visualizzando<text:span text:style-name="T3"> </text:span><text:span text:style-name="T2">per ogni prodotto </text:span><text:span text:style-name="T3">la foto, il nome, la tipologia, la marca, il prezzo, la quantità </text:span><text:span text:style-name="T2">e un pulsante per aggiungerlo al carrello</text:span></text:p>
        </text:list-item>
        <text:list-item>
          <text:p text:style-name="P6">Il cliente preme il pulsante per aggiungere il prodotto al carrello</text:p>
        </text:list-item>
        <text:list-item>
          <text:p text:style-name="P5"><text:span text:style-name="T3">I</text:span><text:span text:style-name="T2">nclude caso d'uso "Prenotazione prodotti"</text:span></text:p>
        </text:list-item>
      </text:list>
      <text:p text:style-name="P9"/>
      <text:p text:style-name="P3"><text:span text:style-name="T2">Entry condition: Il cliente deve </text:span><text:span text:style-name="T4">aver effettuato l'accesso al sistema</text:span></text:p>
      <text:p text:style-name="P7">Exit conditions: <text:s/></text:p>
      <text:list xml:id="list1419358407" text:style-name="L2">
        <text:list-item>
          <text:p text:style-name="P8">Nel sistema non sono presenti prodotti inerenti al parametro inserito dal cliente</text:p>
        </text:list-item>
        <text:list-item>
          <text:p text:style-name="P21">Il cliente non è loggato</text:p>
        </text:list-item>
      </text:list>
      <text:p text:style-name="P9"/>
      <text:p text:style-name="P25"/>
      <text:p text:style-name="P9"/>
      <text:p text:style-name="P19">Name: Accesso al sistema</text:p>
      <text:p text:style-name="P19">Participating actors: Cliente</text:p>
      <text:p text:style-name="P19">Flow of events: </text:p>
      <text:list xml:id="list155884217" text:style-name="L7">
        <text:list-item>
          <text:p text:style-name="P20">Il cliente accede al sito immettendo username e password</text:p>
        </text:list-item>
        <text:list-item>
          <text:p text:style-name="P20">Il sistema controlla se le credenziali inserite sono corrette</text:p>
        </text:list-item>
        <text:list-item>
          <text:p text:style-name="P20">Il sistema reinderizza il cliente sulla home page</text:p>
        </text:list-item>
      </text:list>
      <text:p text:style-name="P19">Entry condition: Il cliente non è loggato</text:p>
      <text:p text:style-name="P19">Exit conditions: Username e/o password inseriti dal cliente sono errati</text:p>
      <text:p text:style-name="P26"/>
      <text:p text:style-name="P19"/>
      <text:p text:style-name="P9"/>
      <text:p text:style-name="P2">Name: <text:span text:style-name="T1">Prenotazione prodotti</text:span></text:p>
      <text:p text:style-name="P2">Participating actors: Cliente registrato</text:p>
      <text:p text:style-name="P10">Flow of events:</text:p>
      <text:list xml:id="list537037260" text:style-name="L3">
        <text:list-item>
          <text:p text:style-name="P11">Il sistema reinderizza il cliente sulla pagina del carrello</text:p>
        </text:list-item>
        <text:list-item>
          <text:p text:style-name="P11">Il cliente visualizza la lista dei prodotti</text:p>
        </text:list-item>
        <text:list-item>
          <text:p text:style-name="P11">Il cliente prenota i prodotti presenti nel carrello</text:p>
        </text:list-item>
        <text:list-item>
          <text:p text:style-name="P11">Il sistema reinderizza l'utente su una pagina in cui viene visualizzato un messaggio che conferma l'avvenuta prenotazione</text:p>
        </text:list-item>
      </text:list>
      <text:p text:style-name="P12">Entry condition: Il cliente aggiunge prodotti al carrello</text:p>
      <text:p text:style-name="P12">Exit conditions: Prenotazione effettuata </text:p>
      <text:p text:style-name="P12"><text:tab/><text:tab/> <text:s text:c="2"/>Rimozione di uno o più prodotti dal carrello</text:p>
      <text:p text:style-name="P12"/>
      <text:p text:style-name="P12"/>
      <text:p text:style-name="P12">---------------------------------------------------------------------------------------------------</text:p>
      <text:p text:style-name="P12"/>
      <text:p text:style-name="P12">Name: <text:span text:style-name="T5">Credenziali errate</text:span></text:p>
      <text:p text:style-name="P13">Participating actors: Cliente registrato</text:p>
      <text:p text:style-name="P13">Flow of events: </text:p>
      <text:list xml:id="list101043275" text:style-name="L4">
        <text:list-item>
          <text:p text:style-name="P14">Il cliente ha inserito username e/o password errati</text:p>
        </text:list-item>
        <text:list-item>
          <text:p text:style-name="P14">Il sistema notifica al cliente l'errore</text:p>
        </text:list-item>
        <text:list-item>
          <text:p text:style-name="P14">Il sistema invita il cliente ad inserire nuovamente username e password</text:p>
        </text:list-item>
      </text:list>
      <text:p text:style-name="P13">Entry condition: username e/o password <text:span text:style-name="T6">inseriti dal cliente sono errati</text:span></text:p>
      <text:p text:style-name="P13">Exit conditions: Il cliente inserisce username e passwword corretti</text:p>
      <text:p text:style-name="P13"><text:soft-page-break/></text:p>
      <text:p text:style-name="P13">--------------------------------------------------------------------------------------------------</text:p>
      <text:p text:style-name="P13"/>
      <text:p text:style-name="P13">Name: Parametro non corrispondente a nessun prodotto</text:p>
      <text:p text:style-name="P13">Participating actors: Cliente registrato</text:p>
      <text:p text:style-name="P13">Flow of events: </text:p>
      <text:list xml:id="list1007966601" text:style-name="L5">
        <text:list-item>
          <text:p text:style-name="P15">Il sistema reinderizza l'utente su una pagina in cui non ci sono prodotti</text:p>
        </text:list-item>
        <text:list-item>
          <text:p text:style-name="P15">Il sistema invita l'utente a modificare il parametro di ricerca</text:p>
        </text:list-item>
      </text:list>
      <text:p text:style-name="P16">Entry condition: <text:span text:style-name="T7">Nel sistema non sono presenti prodotti inerenti al parametro inserito dal cliente</text:span></text:p>
      <text:p text:style-name="P13">Exit conditions: Il cliente inserisce un parametro di ricerca valido</text:p>
      <text:p text:style-name="P24"/>
      <text:p text:style-name="P13"/>
      <text:p text:style-name="P13">Name: Rimozione di uno o più prodotti dal carrello</text:p>
      <text:p text:style-name="P13">Participating actors: Cliente registrato</text:p>
      <text:p text:style-name="P13">Flow of events:</text:p>
      <text:list xml:id="list4100166018" text:style-name="L6">
        <text:list-item>
          <text:p text:style-name="P17">Il cliente visualizza nella pagina "Carrello" la lista dei prodotti presenti</text:p>
        </text:list-item>
        <text:list-item>
          <text:p text:style-name="P17">Il cliente elimina uno o più prodotti dalla lista</text:p>
        </text:list-item>
        <text:list-item>
          <text:p text:style-name="P17">Il sistema aggiorna la lista dei prodotti</text:p>
        </text:list-item>
      </text:list>
      <text:p text:style-name="P18">Entry conditions: Rimozione di uno o più prodotti dal carrello</text:p>
      <text:p text:style-name="P18"><text:tab/><text:tab/> <text:s text:c="4"/>Il cliente deve aver effettuato la login</text:p>
      <text:p text:style-name="P18">Exit conditions: <text:s/><text:span text:style-name="T6">Il cliente ha rimosso i/il prodotti/o</text:span></text:p>
      <text:p text:style-name="P18"/>
      <text:p text:style-name="P27"/>
      <text:p text:style-name="P18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55S</meta:editing-duration>
    <meta:editing-cycles>7</meta:editing-cycles>
    <meta:generator>LibreOffice/6.1.2.1$Linux_X86_64 LibreOffice_project/2a903a68781eadf02ae41484151e885393b7fee3</meta:generator>
    <dc:date>2018-10-26T12:03:09.645566027</dc:date>
    <meta:document-statistic meta:table-count="0" meta:image-count="0" meta:object-count="0" meta:page-count="2" meta:paragraph-count="56" meta:word-count="451" meta:character-count="3109" meta:non-whitespace-character-count="2711"/>
    <meta:user-defined meta:name="Info 1"/>
    <meta:user-defined meta:name="Info 2"/>
    <meta:user-defined meta:name="Info 3"/>
    <meta:user-defined meta:name="Info 4"/>
  </office:meta>
</office:document-meta>
</file>